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dbda4" officeooo:paragraph-rsid="000dbda4"/>
    </style:style>
    <style:style style:name="P2" style:family="paragraph" style:parent-style-name="Standard">
      <style:paragraph-properties fo:text-align="start" style:justify-single-word="false"/>
      <style:text-properties officeooo:rsid="000f756a" officeooo:paragraph-rsid="000f756a"/>
    </style:style>
    <style:style style:name="P3" style:family="paragraph" style:parent-style-name="Standard">
      <style:paragraph-properties fo:text-align="start" style:justify-single-word="false"/>
      <style:text-properties officeooo:rsid="000fcad6" officeooo:paragraph-rsid="000f756a"/>
    </style:style>
    <style:style style:name="P4" style:family="paragraph" style:parent-style-name="Standard">
      <style:paragraph-properties fo:text-align="start" style:justify-single-word="false"/>
      <style:text-properties officeooo:rsid="000fcad6" officeooo:paragraph-rsid="000fcad6"/>
    </style:style>
    <style:style style:name="P5" style:family="paragraph" style:parent-style-name="Standard">
      <style:paragraph-properties fo:text-align="start" style:justify-single-word="false"/>
      <style:text-properties officeooo:rsid="00100c88" officeooo:paragraph-rsid="00100c88"/>
    </style:style>
    <style:style style:name="P6" style:family="paragraph" style:parent-style-name="Standard">
      <style:paragraph-properties fo:text-align="start" style:justify-single-word="false"/>
      <style:text-properties officeooo:rsid="00100c88" officeooo:paragraph-rsid="00100c88" fo:background-color="#ffff00"/>
    </style:style>
    <style:style style:name="P7" style:family="paragraph" style:parent-style-name="Standard">
      <style:paragraph-properties fo:text-align="start" style:justify-single-word="false"/>
      <style:text-properties fo:font-weight="bold" officeooo:rsid="000fcad6" officeooo:paragraph-rsid="000fcad6" style:font-weight-asian="bold" style:font-weight-complex="bold"/>
    </style:style>
    <style:style style:name="P8" style:family="paragraph" style:parent-style-name="Standard">
      <style:paragraph-properties fo:text-align="start" style:justify-single-word="false"/>
      <style:text-properties fo:font-weight="bold" officeooo:rsid="000f756a" officeooo:paragraph-rsid="000f756a" style:font-weight-asian="bold" style:font-weight-complex="bold"/>
    </style:style>
    <style:style style:name="P9" style:family="paragraph" style:parent-style-name="Standard">
      <style:paragraph-properties fo:text-align="start" style:justify-single-word="false"/>
      <style:text-properties fo:font-weight="bold" officeooo:rsid="000dbda4" officeooo:paragraph-rsid="000dbda4" style:font-weight-asian="bold" style:font-weight-complex="bold"/>
    </style:style>
    <style:style style:name="P10" style:family="paragraph" style:parent-style-name="Standard">
      <style:paragraph-properties fo:text-align="center" style:justify-single-word="false"/>
      <style:text-properties fo:font-weight="bold" officeooo:rsid="000d8e94" officeooo:paragraph-rsid="000d8e94" style:font-weight-asian="bold" style:font-weight-complex="bold"/>
    </style:style>
    <style:style style:name="P11" style:family="paragraph" style:parent-style-name="Standard">
      <style:paragraph-properties fo:text-align="center" style:justify-single-word="false"/>
      <style:text-properties fo:font-size="16pt" fo:font-weight="bold" officeooo:rsid="000d8e94" officeooo:paragraph-rsid="000d8e9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4pt" fo:font-weight="bold" officeooo:rsid="000d8e94" officeooo:paragraph-rsid="000d8e94" style:font-size-asian="14pt" style:font-weight-asian="bold" style:font-size-complex="14pt" style:font-weight-complex="bold"/>
    </style:style>
    <style:style style:name="T1" style:family="text">
      <style:text-properties officeooo:rsid="000fcad6"/>
    </style:style>
    <style:style style:name="T2" style:family="text">
      <style:text-properties officeooo:rsid="00100c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ORÍA</text:p>
      <text:p text:style-name="P10"/>
      <text:p text:style-name="P12">CLASE 2</text:p>
      <text:p text:style-name="P10"/>
      <text:p text:style-name="P9">MÉTODOS INTERACTIVOS O DINÁMICOS DE ILICITACIÓN</text:p>
      <text:p text:style-name="P1"/>
      <text:p text:style-name="P1">JRP: proceso mediante el cual se conducen reuniones de grupo altamente estructuradas. Se llevan a cabo en una sala de conferencia con una mesa en U. Se juntan varias áreas del proyecto para discutir en conjunto las problemáticas. Tanto patrocinadores, usuarios, gerentes, facilita dores, equipos IT, secretarios y desarrolladores.</text:p>
      <text:p text:style-name="P1"/>
      <text:p text:style-name="P1">Hoy en día ya casi no se hacen JRP por la falta de tiempo de los participantes.</text:p>
      <text:p text:style-name="P1"/>
      <text:p text:style-name="P1"/>
      <text:p text:style-name="P1">Brainstorming: técnica para generar ideas al alentar a los participantes para que ofrezcan tantas ideas como sea posible en un periodo de tiempo resumido. Se promueve el desarrollo de ideas creativas para obtener soluciones.</text:p>
      <text:p text:style-name="P1"/>
      <text:p text:style-name="P1">Son reuniones mas informales para encontrar posibles ideas o soluciones. Desencadenan opiniones en contagio, sin ningún análisis técnico profundo.</text:p>
      <text:p text:style-name="P1"/>
      <text:p text:style-name="P1">Es mejor discutir ideas varias y buscar la mejor solución con consenso. </text:p>
      <text:p text:style-name="P1"/>
      <text:p text:style-name="P9">MÉTODOS DISCRETOS DE ILICITACIÓN</text:p>
      <text:p text:style-name="P1"/>
      <text:p text:style-name="P1">Son menos perturbadores que otras formas de buscar requerimientos. Se consideran insuficientes para recopilar información. Se utilizan en conjunto con otros métodos.</text:p>
      <text:p text:style-name="P1"/>
      <text:p text:style-name="P1">- Muestreo de documentación, formularios y datos existentes.</text:p>
      <text:p text:style-name="P1">- Investigación y visitas al sitio.</text:p>
      <text:p text:style-name="P1">- Observación del ambiente de trabajo.</text:p>
      <text:p text:style-name="P1"/>
      <text:p text:style-name="P8">TÉCNICAS DE ESPECIFICACIÓN DE REQUERIMIENTOS</text:p>
      <text:p text:style-name="P2"/>
      <text:p text:style-name="P2">Especificar <text:s/>los requerimientos que se entendieron de la licitación.</text:p>
      <text:p text:style-name="P2"/>
      <text:p text:style-name="P2">Es para explicar que se entendió y ver que concuerde con lo que entendieron los otros integrantes.</text:p>
      <text:p text:style-name="P2"/>
      <text:p text:style-name="P2">Acá se describen las pruebas que se van a necesitar, para demostrar que el sistema cumpla con los requerimientos.</text:p>
      <text:p text:style-name="P2"/>
      <text:p text:style-name="P2">Se deben cumplir la siguiente propiedades:<text:line-break/><text:line-break/>- Necesarios.</text:p>
      <text:p text:style-name="P2">- Concisos.</text:p>
      <text:p text:style-name="P2">- Completos.</text:p>
      <text:p text:style-name="P2">- Consistentes.</text:p>
      <text:p text:style-name="P2">- No ambiguo.</text:p>
      <text:p text:style-name="P2">- Verificable.</text:p>
      <text:p text:style-name="P2"/>
      <text:p text:style-name="P2"><text:soft-page-break/>Otras maneras de describirlos serían: correctos, completos, verificables, consistentes, comprensible, modificable, rastreable, independiente del diseño, anotada, concisa, organizada, reutilizable y mantenible.</text:p>
      <text:p text:style-name="P2"/>
      <text:p text:style-name="P2">Tipos de técnicas de especificación:</text:p>
      <text:p text:style-name="P2"/>
      <text:p text:style-name="P2">- Documento de definición de requerimientos.</text:p>
      <text:p text:style-name="P2"><text:tab/>- Listado completo de todas las cosas que el cliente espera que haga el sistema propuesto.</text:p>
      <text:p text:style-name="P2">- Documento de especificación de requerimientos</text:p>
      <text:p text:style-name="P2"><text:tab/>- Definición en términos técnicos.</text:p>
      <text:p text:style-name="P2">- Documento de especificación de requerimientos de Software IEEE Std. 830-1998 (SRS)</text:p>
      <text:p text:style-name="P2">- Se describen los contenidos y cualidades de una buena especificación de requerimientos.</text:p>
      <text:p text:style-name="P2"/>
      <text:p text:style-name="P2">Aspectos básicos:</text:p>
      <text:p text:style-name="P2"/>
      <text:p text:style-name="P2">- Funcionalidades. Que debe hacer el software.</text:p>
      <text:p text:style-name="P2">- Interfaces externas. Como interactuara el sistema con el medio externo.</text:p>
      <text:p text:style-name="P2">- Rendimiento. Velocidad, disponibilidad, tiempo de respuesta, etc.</text:p>
      <text:p text:style-name="P2">- Atributos. Portabilidad, seguridad, mantenibilidad, eficiencia.</text:p>
      <text:p text:style-name="P2">- Restricciones de diseño. Estándares requeridos, lenguaje, limite de recursos, etc.</text:p>
      <text:p text:style-name="P2"/>
      <text:p text:style-name="P2">Usuarios de un documento de requerimientos:</text:p>
      <text:p text:style-name="P2"/>
      <text:p text:style-name="P2">- Clientes &gt; especifican los requerimientos y los leen para comprobar que cumplen sus necesidades.</text:p>
      <text:p text:style-name="P2">- Administradores &gt; usan el documento para planear una cotización para el sistema.</text:p>
      <text:p text:style-name="P2">- Ingenieros &gt; usan los requerimientos para entender que sistema debe desarrollarse.</text:p>
      <text:p text:style-name="P2">- Ingenieros de pruebas &gt; usan los requerimientos para desarrollar pruebas de validación.</text:p>
      <text:p text:style-name="P2">- Ingenieros de mantenimiento &gt; usan los requerimientos para comprender el sistema y las relaciones.</text:p>
      <text:p text:style-name="P2"/>
      <text:p text:style-name="P3"/>
      <text:p text:style-name="P2">Estáticas: <text:span text:style-name="T1">describen el sistema a través de entidades. Tablas, diagramas, etc. No describen como cambian en el tiempo.</text:span></text:p>
      <text:p text:style-name="P2"/>
      <text:p text:style-name="P4">Dinámicas: consideran al sistema en relación a los cambios en el tiempo. Tablas de decisión, diagramas de traición y estado, redes, diagramas de Petri.</text:p>
      <text:p text:style-name="P4"/>
      <text:p text:style-name="P4"/>
      <text:p text:style-name="P7">HISTORIAS DE USUARIO</text:p>
      <text:p text:style-name="P4"/>
      <text:p text:style-name="P4">Es una descripción corta y simple de un requerimiento del sistema, que se escribe en lenguaje común y desde su perspectiva.</text:p>
      <text:p text:style-name="P4"/>
      <text:p text:style-name="P4">Son utilizadas en las metodologías de desarrollo ágiles para la especificación de requerimientos. Acompañadas de las discusiones con los usuarios y las pruebas de validación.</text:p>
      <text:p text:style-name="P4"/>
      <text:p text:style-name="P4">La idea es que se pueden almacenar en un nota pequeña.</text:p>
      <text:p text:style-name="P4"/>
      <text:p text:style-name="P4">Deben ser rápidas, limitadas, sin necesidad de mucho tiempo de elaborar o administrar.</text:p>
      <text:p text:style-name="P5">Permiten responder rápidamente a los requisitos cambiantes. Deben permitir discutirlas con los clientes. </text:p>
      <text:p text:style-name="P5"/>
      <text:p text:style-name="P5"><text:soft-page-break/>Las historias de usuario deben responder a:</text:p>
      <text:p text:style-name="P5"/>
      <text:p text:style-name="P5">- ¿Quién se beneficie?</text:p>
      <text:p text:style-name="P5">- ¿Qué quiere hacer?</text:p>
      <text:p text:style-name="P5">- ¿Cuál es el beneficio?</text:p>
      <text:p text:style-name="P5"/>
      <text:p text:style-name="P6">Como ROL quiero ALGO para BENEFICIO.</text:p>
      <text:p text:style-name="P5"/>
      <text:p text:style-name="P5">Características principales:</text:p>
      <text:p text:style-name="P5"/>
      <text:p text:style-name="P5">- Independientes unas de otras.</text:p>
      <text:p text:style-name="P5">- Negociables.</text:p>
      <text:p text:style-name="P5">- Valoradas por clientes o usuarios.</text:p>
      <text:p text:style-name="P4">- <text:span text:style-name="T2">Estimables.</text:span></text:p>
      <text:p text:style-name="P4">- <text:span text:style-name="T2">Pequeñas.</text:span></text:p>
      <text:p text:style-name="P4">- <text:span text:style-name="T2">Verificables.</text:span></text:p>
      <text:p text:style-name="P4"/>
      <text:p text:style-name="P5">Criterios de aceptación: es el criterio por el cual se define si una historia de usuario fue desarrollada según la expectativa del Product Manager u Owner.</text:p>
      <text:p text:style-name="P5"/>
      <text:p text:style-name="P5">- Son utilizados para expresar el resultado de las conversiones del cliente con el desarrollador.</text:p>
      <text:p text:style-name="P5">- El cliente debería ser quien las escriba mas que el desarrollador.</text:p>
      <text:p text:style-name="P5">- Representan el inicio de la definición del como.</text:p>
      <text:p text:style-name="P5">- No están diseñados para ser tan detallados como una especificación de diseño tradicional.</text:p>
      <text:p text:style-name="P5">- Si una historia de usuario tiene más de 4 criterios de aceptación, debe evaluarse subdividir la historia.</text:p>
      <text:p text:style-name="P5">- Puede añadirse un numero de escenarios para identificar al criterio, asociado a la historia de usuario en cuestión.</text:p>
      <text:p text:style-name="P5"/>
      <text:p text:style-name="P5"/>
      <text:p text:style-name="P4"/>
      <text:p text:style-name="P2"/>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8T17:02:58.757195935</meta:creation-date>
    <dc:date>2025-08-28T18:13:34.937487322</dc:date>
    <meta:editing-duration>PT5M36S</meta:editing-duration>
    <meta:editing-cycles>2</meta:editing-cycles>
    <meta:generator>LibreOffice/24.2.7.2$Linux_X86_64 LibreOffice_project/420$Build-2</meta:generator>
    <meta:document-statistic meta:table-count="0" meta:image-count="0" meta:object-count="0" meta:page-count="3" meta:paragraph-count="70" meta:word-count="746" meta:character-count="4978" meta:non-whitespace-character-count="4296"/>
  </office:meta>
</office:document-meta>
</file>